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svg+xml" manifest:full-path="SvgImages/Image1"/>
  <manifest:file-entry manifest:media-type="image/svg+xml" manifest:full-path="SvgImages/Image2"/>
  <manifest:file-entry manifest:media-type="image/svg+xml" manifest:full-path="SvgImages/Image3"/>
  <manifest:file-entry manifest:media-type="image/svg+xml" manifest:full-path="SvgImages/Image4"/>
  <manifest:file-entry manifest:media-type="image/svg+xml" manifest:full-path="SvgImages/Image5"/>
  <manifest:file-entry manifest:media-type="image/svg+xml" manifest:full-path="SvgImages/Image6"/>
  <manifest:file-entry manifest:media-type="image/svg+xml" manifest:full-path="SvgImages/Image7"/>
  <manifest:file-entry manifest:media-type="image/svg+xml" manifest:full-path="SvgImages/Image8"/>
  <manifest:file-entry manifest:media-type="image/svg+xml" manifest:full-path="SvgImages/Image9"/>
  <manifest:file-entry manifest:media-type="image/svg+xml" manifest:full-path="SvgImages/Image10"/>
  <manifest:file-entry manifest:media-type="image/svg+xml" manifest:full-path="SvgImages/Image11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solid" draw:stroke-linejoin="miter" fo:margin="1.000000000000000pt" style:wrap="biggest" style:wrap-dynamic-threshold="0.000000000000000pt" svg:fill-rule="evenodd" svg:stroke-color="#000000" svg:stroke-linecap="butt" svg:stroke-opacity="1" svg:stroke-width="1.000000000000000pt"/>
    </style:style>
    <style:style style:name="gr2" style:family="graphic">
      <style:graphic-properties draw:fill="solid" draw:fill-color="#000000" draw:marker-end="Small_20Arrow" draw:marker-end-center="false" draw:marker-end-width="10.003951740000000pt" draw:stroke="solid" draw:stroke-linejoin="miter" fo:margin="1.000000000000000pt" style:wrap="biggest" style:wrap-dynamic-threshold="0.000000000000000pt" svg:fill-rule="evenodd" svg:stroke-color="#000000" svg:stroke-linecap="butt" svg:stroke-opacity="1" svg:stroke-width="1.000000000000000pt"/>
    </style:style>
    <style:style style:name="gr3" style:family="graphic">
      <style:graphic-properties draw:fill="none" draw:stroke="solid" draw:stroke-linejoin="miter" fo:margin="1.000000000000000pt" style:wrap="biggest" style:wrap-dynamic-threshold="0.000000000000000pt" svg:fill-rule="evenodd" svg:stroke-color="#222944" svg:stroke-linecap="butt" svg:stroke-opacity="0.941176" svg:stroke-width="1.000000000000000pt"/>
    </style:style>
    <style:style style:name="gr4" style:family="graphic">
      <style:graphic-properties draw:fill="none" draw:marker-end="Line_20Arrow" draw:marker-end-center="false" draw:marker-end-width="10.003951740000000pt" draw:marker-start="Line_20Arrow" draw:marker-start-center="false" draw:marker-start-width="10.003951740000000pt" draw:stroke="solid" draw:stroke-linejoin="miter" fo:margin="1.000000000000000pt" style:wrap="biggest" style:wrap-dynamic-threshold="0.000000000000000pt" svg:fill-rule="evenodd" svg:stroke-color="#222944" svg:stroke-linecap="butt" svg:stroke-opacity="0.941176" svg:stroke-width="1.000000000000000pt"/>
    </style:style>
    <style:page-layout style:name="PL1">
      <style:page-layout-properties fo:border="0pt none #000000" fo:margin="0.000000000000000pt" fo:padding="0.000000000000000pt" fo:page-height="283.465057999999999pt" fo:page-width="566.930115999999998pt" style:print-orientation="landscape"/>
    </style:page-layout>
  </office:automatic-styles>
  <office:body>
    <office:drawing>
      <draw:page draw:name="" draw:id="page1" xml:id="page1" draw:master-page-name="Default">
        <draw:layer-set>
          <draw:layer draw:name=""/>
          <draw:layer draw:name=""/>
        </draw:layer-set>
        <draw:rect draw:style-name="gr1" xml:id="shape-1" draw:id="shape-1" draw:layer="" svg:width="65.79609946714pt" svg:height="46.35634280639pt" svg:x="50.46093253687pt" svg:y="132.48061910440pt"/>
        <draw:rect draw:style-name="gr1" xml:id="shape-2" draw:id="shape-2" draw:layer="" svg:width="65.79609946714pt" svg:height="46.35634280639pt" svg:x="116.25703200401pt" svg:y="132.48061910440pt"/>
        <draw:rect draw:style-name="gr1" xml:id="shape-3" draw:id="shape-3" draw:layer="" svg:width="65.79609946714pt" svg:height="46.35634280639pt" svg:x="182.24005220827pt" svg:y="132.48061910440pt"/>
        <draw:path draw:style-name="gr2" xml:id="shape-4" draw:id="shape-4" draw:layer="" svg:width="549.66600000000pt" svg:height="0.00000000000pt" svg:x="7.06041879150pt" svg:y="179.14666232841pt" svg:viewBox="0 0 550 0" svg:d="M0 0L549.666 0" calligra:nodeTypes="cc"/>
        <draw:rect draw:style-name="gr1" xml:id="shape-5" draw:id="shape-5" draw:layer="" svg:width="65.79609946714pt" svg:height="46.35634280639pt" svg:x="300.93472028110pt" svg:y="132.48061910440pt"/>
        <draw:rect draw:style-name="gr1" xml:id="shape-6" draw:id="shape-6" draw:layer="" svg:width="65.79609946714pt" svg:height="46.35634280639pt" svg:x="366.73081974824pt" svg:y="132.48061910440pt"/>
        <draw:rect draw:style-name="gr1" xml:id="shape-7" draw:id="shape-7" draw:layer="" svg:width="65.79609946714pt" svg:height="46.35634280639pt" svg:x="432.33999847826pt" svg:y="132.48061910440pt"/>
        <draw:path draw:style-name="gr3" xml:id="shape-8" draw:id="shape-8" draw:layer="" svg:width="0.05463330000pt" svg:height="80.62840000000pt" svg:x="50.46719679595pt" svg:y="179.63732926336pt" svg:viewBox="0 0 0 81" svg:d="M0 0L0.0546333 80.6284" calligra:nodeTypes="cc"/>
        <draw:path draw:style-name="gr3" xml:id="shape-9" draw:id="shape-9" draw:layer="" svg:width="0.37384100000pt" svg:height="57.38470000000pt" svg:x="116.29456494520pt" svg:y="179.62564671729pt" svg:viewBox="0 0 0 57" svg:d="M0 0L0.373841 57.3847" calligra:nodeTypes="cc"/>
        <draw:path draw:style-name="gr4" xml:id="shape-10" draw:id="shape-10" draw:layer="" svg:width="65.98300000136pt" svg:height="0.18692100000pt" svg:x="50.54519518809pt" svg:y="229.98910282575pt" svg:viewBox="0 0 66 0" svg:d="M0 0.186921C43.9889 0.186921 65.9832 0.124614 65.983 0" calligra:nodeTypes="cc"/>
        <draw:path draw:style-name="gr3" xml:id="shape-11" draw:id="shape-11" draw:layer="" svg:width="0.05463330000pt" svg:height="80.62840000000pt" svg:x="300.94098454018pt" svg:y="179.63732926336pt" svg:viewBox="0 0 0 81" svg:d="M0 0L0.0546333 80.6284" calligra:nodeTypes="cc"/>
        <draw:path draw:style-name="gr4" xml:id="shape-12" draw:id="shape-12" draw:layer="" svg:width="249.72600000000pt" svg:height="0.37384100000pt" svg:x="50.73211592522pt" svg:y="247.93349358951pt" svg:viewBox="0 0 250 0" svg:d="M0 0L249.726 0.373841" calligra:nodeTypes="cc"/>
        <draw:path draw:style-name="gr3" xml:id="shape-13" draw:id="shape-13" draw:layer="" svg:width="0.02698320000pt" svg:height="64.27530000000pt" svg:x="248.01165334381pt" svg:y="67.72778942206pt" svg:viewBox="0 0 0 64" svg:d="M0 0L0.0269832 64.2753" calligra:nodeTypes="cc"/>
        <draw:path draw:style-name="gr3" xml:id="shape-14" draw:id="shape-14" draw:layer="" svg:width="0.01168250000pt" svg:height="63.10460000000pt" svg:x="300.93720515590pt" svg:y="68.88679251824pt" svg:viewBox="0 0 0 63" svg:d="M0.0116825 0L0 63.1046" calligra:nodeTypes="cc"/>
        <draw:path draw:style-name="gr4" xml:id="shape-15" draw:id="shape-15" draw:layer="" svg:width="53.19730000000pt" svg:height="0.00000000000pt" svg:x="248.01165334381pt" svg:y="69.05034816323pt" svg:viewBox="0 0 53 0" svg:d="M0 0L53.1973 0" calligra:nodeTypes="cc"/>
        <draw:path draw:style-name="gr3" xml:id="shape-16" draw:id="shape-16" draw:layer="" svg:width="0.11624104342pt" svg:height="47.32260338289pt" draw:transform="matrix(-1.00000000000 0.00000000000 0.00000000000 1.00000000000 50.58595247604pt 84.81420443179pt)" svg:viewBox="0 0 0 47" svg:d="M0 0L0.116241 47.3226" calligra:nodeTypes="cc"/>
        <draw:path draw:style-name="gr4" xml:id="shape-17" draw:id="shape-17" draw:layer="" svg:width="195.21483609962pt" svg:height="0.00000000000pt" svg:x="50.77505884044pt" svg:y="99.30736646665pt" svg:viewBox="0 0 195 0" svg:d="M0 0L195.215 0" calligra:nodeTypes="cc"/>
        <draw:frame>
          <draw:image xlink:type="simple" xlink:show="embed" xlink:actuate="onLoad" xlink:href="SvgImages/Image1"/>
        </draw:frame>
        <draw:frame>
          <draw:image xlink:type="simple" xlink:show="embed" xlink:actuate="onLoad" xlink:href="SvgImages/Image2"/>
        </draw:frame>
        <draw:frame>
          <draw:image xlink:type="simple" xlink:show="embed" xlink:actuate="onLoad" xlink:href="SvgImages/Image3"/>
        </draw:frame>
        <draw:frame>
          <draw:image xlink:type="simple" xlink:show="embed" xlink:actuate="onLoad" xlink:href="SvgImages/Image4"/>
        </draw:frame>
        <draw:frame>
          <draw:image xlink:type="simple" xlink:show="embed" xlink:actuate="onLoad" xlink:href="SvgImages/Image5"/>
        </draw:frame>
        <draw:frame>
          <draw:image xlink:type="simple" xlink:show="embed" xlink:actuate="onLoad" xlink:href="SvgImages/Image6"/>
        </draw:frame>
        <draw:frame>
          <draw:image xlink:type="simple" xlink:show="embed" xlink:actuate="onLoad" xlink:href="SvgImages/Image7"/>
        </draw:frame>
        <draw:frame>
          <draw:image xlink:type="simple" xlink:show="embed" xlink:actuate="onLoad" xlink:href="SvgImages/Image8"/>
        </draw:frame>
        <draw:frame>
          <draw:image xlink:type="simple" xlink:show="embed" xlink:actuate="onLoad" xlink:href="SvgImages/Image9"/>
        </draw:frame>
        <draw:frame>
          <draw:image xlink:type="simple" xlink:show="embed" xlink:actuate="onLoad" xlink:href="SvgImages/Image10"/>
        </draw:frame>
        <draw:frame>
          <draw:image xlink:type="simple" xlink:show="embed" xlink:actuate="onLoad" xlink:href="SvgImages/Image11"/>
        </draw:frame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draw:marker draw:name="Small_20Arrow" draw:display-name="Small Arrow" svg:d="m1321 3493h-1321l702-3493z" svg:viewBox="0 0 1321 3493"/>
    <draw:marker draw:name="Line_20Arrow" draw:display-name="Line Arrow" svg:d="m0 2108v17 17l12 42 30 34 38 21 43 4 29-8 30-21 25-26 13-34 343-1532 339 1520 13 42 29 34 39 21 42 4 42-12 34-30 21-42v-39-12l-4 4-440-1998-9-42-25-39-38-25-43-8-42 8-38 25-26 39-8 42z" svg:viewBox="0 0 1122 2243"/>
  </office:styles>
  <office:automatic-styles/>
  <office:master-styles>
    <style:master-page style:name="Default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.0</meta:generator>
    <dc:title/>
    <meta:initial-creator>Unknown</meta:initial-creator>
    <meta:editing-cycles>0</meta:editing-cycles>
    <dc:date>2012-06-26T12:15:29</dc:date>
    <meta:creation-date>2008-10-27T22:59:39</meta:creation-date>
    <dc:creator>melkor</dc:creator>
  </office:meta>
</office:document-meta>
</file>